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80BFE8712ED31F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181cm"/>
    </style:style>
    <style:style style:name="pr1" style:family="presentation" style:parent-style-name="Default2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none" style:font-size-asian="26pt" style:font-size-complex="26pt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Liberation Sans Narrow"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1pt 1pt" style:font-size-asian="36pt" style:font-size-complex="3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6pt" fo:text-shadow="none" style:font-size-asian="36pt" style:font-size-complex="36pt"/>
    </style:style>
    <style:style style:name="P1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Liberation Sans Narrow" fo:font-size="36pt" fo:text-shadow="1pt 1pt" style:font-size-asian="36pt" style:font-size-complex="36pt"/>
    </style:style>
    <style:style style:name="P1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Segoe UI2" fo:font-size="36pt" fo:text-shadow="none" style:font-size-asian="36pt" style:font-size-complex="36pt"/>
    </style:style>
    <style:style style:name="T5" style:family="text">
      <style:text-properties fo:color="#000000" style:font-name="Liberation Sans Narrow" fo:font-size="36pt" fo:text-shadow="none" fo:font-weight="normal" style:font-size-asian="36pt" style:font-weight-asian="normal" style:font-size-complex="36pt" style:font-weight-complex="normal"/>
    </style:style>
    <style:style style:name="T6" style:family="text">
      <style:text-properties fo:color="#ffffff" style:font-name="Segoe UI2" fo:font-size="16pt" fo:text-shadow="1pt 1pt" fo:font-weight="bold" style:font-size-asian="16pt" style:font-weight-asian="bold" style:font-size-complex="16pt" style:font-weight-complex="bold"/>
    </style:style>
    <style:style style:name="T7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style:style style:name="T9" style:family="text">
      <style:text-properties fo:color="#ffffff" style:font-name="Segoe UI2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YMN #727</text:span></text:p>
            <text:p text:style-name="P1"><text:span text:style-name="T2">“</text:span><text:span text:style-name="T2">On Eagles' Wings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draw:frame draw:style-name="gr3" draw:text-style-name="P5" draw:layer="layout" svg:width="25.654cm" svg:height="6.604cm" svg:x="1.27cm" svg:y="0.762cm">
          <draw:text-box>
            <text:p text:style-name="P4"><text:span text:style-name="T3">1. You who dwell in the shelter of the Lord,</text:span><text:span text:style-name="T3"><text:line-break/></text:span><text:span text:style-name="T3">Who abide in His shadow for life,</text:span><text:span text:style-name="T3"><text:line-break/></text:span><text:span text:style-name="T3">Say to the Lord: “My refuge,</text:span><text:span text:style-name="T3"><text:line-break/></text:span><text:span text:style-name="T3">My rock in whom I trust!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7" draw:layer="layout" svg:width="25.908cm" svg:height="7.011cm" svg:x="1.27cm" svg:y="0.762cm">
          <draw:text-box>
            <text:p text:style-name="P6"><text:span text:style-name="T4"><text:tab/></text:span><text:span text:style-name="T3">And He will raise you up on eagles’ wings,</text:span><text:span text:style-name="T3"><text:line-break/></text:span><text:span text:style-name="T3">Bear you on the breath of dawn,</text:span><text:span text:style-name="T3"><text:line-break/></text:span><text:span text:style-name="T3">Make you to shine like the sun,</text:span></text:p>
            <text:p text:style-name="P6"><text:span text:style-name="T3">And hold you in the palm of His ha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2" presentation:presentation-page-layout-name="AL1T0">
        <draw:frame draw:style-name="gr5" draw:text-style-name="P9" draw:layer="layout" svg:width="25.4cm" svg:height="7.852cm" svg:x="1.27cm" svg:y="0.762cm">
          <draw:text-box>
            <text:p text:style-name="P8"><text:span text:style-name="T5">2. </text:span><text:span text:style-name="T3">The snare of the fowler will never capture you,</text:span><text:span text:style-name="T3"><text:line-break/></text:span><text:span text:style-name="T3">And famine will bring you no fear;</text:span><text:span text:style-name="T3"><text:line-break/></text:span><text:span text:style-name="T3">Under His wings your refuge,</text:span><text:span text:style-name="T3"><text:line-break/></text:span><text:span text:style-name="T3">His faithfulness your shiel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2" presentation:presentation-page-layout-name="AL1T0">
        <draw:frame draw:style-name="gr4" draw:text-style-name="P12" draw:layer="layout" svg:width="25.908cm" svg:height="7.011cm" svg:x="1.27cm" svg:y="0.762cm">
          <draw:text-box>
            <text:p text:style-name="P11"><text:span text:style-name="T4"><text:tab/></text:span><text:span text:style-name="T3">And He will raise you up on eagles’ wings,</text:span><text:span text:style-name="T3"><text:line-break/></text:span><text:span text:style-name="T3">Bear you on the breath of dawn,</text:span><text:span text:style-name="T3"><text:line-break/></text:span><text:span text:style-name="T3">Make you to shine like the sun,</text:span></text:p>
            <text:p text:style-name="P11"><text:span text:style-name="T3">And hold you in the palm of His ha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2" presentation:presentation-page-layout-name="AL1T0">
        <draw:frame draw:style-name="gr6" draw:text-style-name="P13" draw:layer="layout" svg:width="25.4cm" svg:height="6.858cm" svg:x="1.27cm" svg:y="0.762cm">
          <draw:text-box>
            <text:p text:style-name="P8"><text:span text:style-name="T3">3. You need not fear the terror of the night,</text:span><text:span text:style-name="T3"><text:line-break/></text:span><text:span text:style-name="T3">Nor the arrow that flies by day;</text:span><text:span text:style-name="T3"><text:line-break/></text:span><text:span text:style-name="T3">Though thousands fall about you,</text:span><text:span text:style-name="T3"><text:line-break/></text:span><text:span text:style-name="T3">Near you it shall not com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2" presentation:presentation-page-layout-name="AL1T0">
        <draw:frame draw:style-name="gr4" draw:text-style-name="P7" draw:layer="layout" svg:width="25.908cm" svg:height="7.011cm" svg:x="1.27cm" svg:y="0.762cm">
          <draw:text-box>
            <text:p text:style-name="P6"><text:span text:style-name="T4"><text:tab/></text:span><text:span text:style-name="T3">And He will raise you up on eagles’ wings,</text:span><text:span text:style-name="T3"><text:line-break/></text:span><text:span text:style-name="T3">Bear you on the breath of dawn,</text:span><text:span text:style-name="T3"><text:line-break/></text:span><text:span text:style-name="T3">Make you to shine like the sun,</text:span></text:p>
            <text:p text:style-name="P6"><text:span text:style-name="T3">And hold you in the palm of His ha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2" presentation:presentation-page-layout-name="AL1T0">
        <draw:frame draw:style-name="gr7" draw:text-style-name="P5" draw:layer="layout" svg:width="25.4cm" svg:height="6.096cm" svg:x="1.27cm" svg:y="0.762cm">
          <draw:text-box>
            <text:p text:style-name="P8"><text:span text:style-name="T3">4. For to His angels He’s given a command</text:span><text:span text:style-name="T3"><text:line-break/></text:span><text:span text:style-name="T3">To guard you in all of your ways;</text:span><text:span text:style-name="T3"><text:line-break/></text:span><text:span text:style-name="T3">Upon their hands they will bear you up,</text:span><text:span text:style-name="T3"><text:line-break/></text:span><text:span text:style-name="T3">Lest you dash your foot against a ston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2" presentation:presentation-page-layout-name="AL1T0">
        <draw:frame draw:style-name="gr8" draw:text-style-name="P7" draw:layer="layout" svg:width="25.908cm" svg:height="14.431cm" svg:x="1.27cm" svg:y="0.762cm">
          <draw:text-box>
            <text:p text:style-name="P6"><text:span text:style-name="T4"><text:tab/></text:span><text:span text:style-name="T3">And He will raise you up on eagles’ wings,</text:span><text:span text:style-name="T3"><text:line-break/></text:span><text:span text:style-name="T3">Bear you on the breath of dawn,</text:span><text:span text:style-name="T3"><text:line-break/></text:span><text:span text:style-name="T3">Make you to shine like the sun,</text:span></text:p>
            <text:p text:style-name="P6"><text:span text:style-name="T3">And hold you in the palm of His hand.</text:span></text:p>
            <text:p text:style-name="P14"><text:span text:style-name="T6"/></text:p>
            <text:p text:style-name="P14"><text:span text:style-name="T6"/></text:p>
            <text:p text:style-name="P14"><text:span text:style-name="T7"/></text:p>
            <text:p text:style-name="P14"><text:span text:style-name="T7"><text:s text:c="10"/></text:span><text:span text:style-name="T7">© OCP Publications.</text:span></text:p>
            <text:p text:style-name="P14"><text:span text:style-name="T8"><text:s text:c="10"/></text:span><text:span text:style-name="T8">Used by permission: </text:span></text:p>
            <text:p text:style-name="P14"><text:span text:style-name="T8"><text:s text:c="10"/></text:span><text:span text:style-name="T8">LSB Hymn License</text:span></text:p>
            <text:p text:style-name="P14"><text:span text:style-name="T8"><text:s text:c="10"/></text:span><text:span text:style-name="T8">.NET, no. 100011038.</text:span></text:p>
            <text:p text:style-name="P14"><text:span text:style-name="T9"><text:s text:c="2"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C80BFE8712ED31F2.jpg" xlink:type="simple" xlink:show="embed" xlink:actuate="onLoad"/>
    <draw:fill-image draw:name="Bitmap_20_11" draw:display-name="Bitmap 11" xlink:href="Pictures/100000000000042200000253C80BFE8712ED31F2.jpg" xlink:type="simple" xlink:show="embed" xlink:actuate="onLoad"/>
    <draw:fill-image draw:name="Bitmap_20_12" draw:display-name="Bitmap 12" xlink:href="Pictures/100000000000042200000253C80BFE8712ED31F2.jpg" xlink:type="simple" xlink:show="embed" xlink:actuate="onLoad"/>
    <draw:fill-image draw:name="Bitmap_20_13" draw:display-name="Bitmap 13" xlink:href="Pictures/100000000000042200000253C80BFE8712ED31F2.jpg" xlink:type="simple" xlink:show="embed" xlink:actuate="onLoad"/>
    <draw:fill-image draw:name="Bitmap_20_14" draw:display-name="Bitmap 14" xlink:href="Pictures/100000000000042200000253C80BFE8712ED31F2.jpg" xlink:type="simple" xlink:show="embed" xlink:actuate="onLoad"/>
    <draw:fill-image draw:name="Bitmap_20_7" draw:display-name="Bitmap 7" xlink:href="Pictures/100000000000042200000253C80BFE8712ED31F2.jpg" xlink:type="simple" xlink:show="embed" xlink:actuate="onLoad"/>
    <draw:fill-image draw:name="Bitmap_20_8" draw:display-name="Bitmap 8" xlink:href="Pictures/100000000000042200000253C80BFE8712ED31F2.jpg" xlink:type="simple" xlink:show="embed" xlink:actuate="onLoad"/>
    <draw:fill-image draw:name="Bitmap_20_9" draw:display-name="Bitmap 9" xlink:href="Pictures/100000000000042200000253C80BFE8712ED31F2.jpg" xlink:type="simple" xlink:show="embed" xlink:actuate="onLoad"/>
    <draw:fill-image draw:name="background" xlink:href="Pictures/100000000000042200000253C80BFE8712ED31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2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29cm" svg:x="1.4cm" svg:y="0.628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8.624cm" svg:height="10.476cm" svg:x="1.482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20:19:27.983000000</meta:creation-date>
    <dc:title>Hymn template</dc:title>
    <meta:editing-duration>PT42M19S</meta:editing-duration>
    <meta:editing-cycles>11</meta:editing-cycles>
    <meta:generator>LibreOffice/6.1.5.2$Windows_X86_64 LibreOffice_project/90f8dcf33c87b3705e78202e3df5142b201bd805</meta:generator>
    <meta:initial-creator>Arthur Hoch</meta:initial-creator>
    <dc:date>2019-03-07T23:46:36.974000000</dc:date>
    <meta:document-statistic meta:object-count="59"/>
    <meta:template xlink:type="simple" xlink:actuate="onRequest" xlink:title="Hymn template" xlink:href="../../AppData/Roaming/LibreOffice/4/user/template/Worship%20Templsates/Hymn%20template.otp" meta:date="2015-02-04T20:19:26.938000000"/>
  </office:meta>
</office:document-meta>
</file>